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SANCHEZ-MANRIQUE TAVELLA, RICARDO DANIEL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IM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9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SANCHEZ-MANRIQUE TAVELLA, RICARDO DANIEL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ATO BB MUSCOVY:</text:p>
          </table:table-cell>
          <table:table-cell table:style-name="Tabla1.B2" office:value-type="string">
            <text:p text:style-name="P1">8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RECOJO ALMACEN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9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9T17:38:47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